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1">
      <style:paragraph-properties fo:margin-top="0cm" fo:margin-bottom="0cm"/>
    </style:style>
    <style:style style:name="P24" style:family="paragraph" style:parent-style-name="Text_20_body" style:list-style-name="L2">
      <style:paragraph-properties fo:margin-top="0cm" fo:margin-bottom="0cm"/>
    </style:style>
    <style:style style:name="P25" style:family="paragraph" style:parent-style-name="Text_20_body" style:list-style-name="L3">
      <style:paragraph-properties fo:margin-top="0cm" fo:margin-bottom="0cm"/>
    </style:style>
    <style:style style:name="P26" style:family="paragraph" style:parent-style-name="Text_20_body" style:list-style-name="L4">
      <style:paragraph-properties fo:margin-top="0cm" fo:margin-bottom="0cm"/>
    </style:style>
    <style:style style:name="P27" style:family="paragraph" style:parent-style-name="Text_20_body" style:list-style-name="L5">
      <style:paragraph-properties fo:margin-top="0cm" fo:margin-bottom="0cm"/>
    </style:style>
    <style:style style:name="P28" style:family="paragraph" style:parent-style-name="Text_20_body" style:list-style-name="L8">
      <style:paragraph-properties fo:margin-top="0cm" fo:margin-bottom="0cm"/>
    </style:style>
    <style:style style:name="P29" style:family="paragraph" style:parent-style-name="Text_20_body" style:list-style-name="L12">
      <style:paragraph-properties fo:margin-top="0cm" fo:margin-bottom="0cm"/>
    </style:style>
    <style:style style:name="P30" style:family="paragraph" style:parent-style-name="Text_20_body" style:list-style-name="L13">
      <style:paragraph-properties fo:margin-top="0cm" fo:margin-bottom="0cm"/>
    </style:style>
    <style:style style:name="P31" style:family="paragraph" style:parent-style-name="Text_20_body" style:list-style-name="L14">
      <style:paragraph-properties fo:margin-top="0cm" fo:margin-bottom="0cm"/>
    </style:style>
    <style:style style:name="P32" style:family="paragraph" style:parent-style-name="Text_20_body" style:list-style-name="L15">
      <style:paragraph-properties fo:margin-top="0cm" fo:margin-bottom="0cm"/>
    </style:style>
    <style:style style:name="P33" style:family="paragraph" style:parent-style-name="Text_20_body" style:list-style-name="L16">
      <style:paragraph-properties fo:margin-top="0cm" fo:margin-bottom="0cm"/>
    </style:style>
    <style:style style:name="P34" style:family="paragraph" style:parent-style-name="Text_20_body" style:list-style-name="L17">
      <style:paragraph-properties fo:margin-top="0cm" fo:margin-bottom="0cm"/>
    </style:style>
    <style:style style:name="P35" style:family="paragraph" style:parent-style-name="Text_20_body" style:list-style-name="L18">
      <style:paragraph-properties fo:margin-top="0cm" fo:margin-bottom="0cm"/>
    </style:style>
    <style:style style:name="P36" style:family="paragraph" style:parent-style-name="Text_20_body" style:list-style-name="L19">
      <style:paragraph-properties fo:margin-top="0cm" fo:margin-bottom="0cm"/>
    </style:style>
    <style:style style:name="P37" style:family="paragraph" style:parent-style-name="Text_20_body" style:list-style-name="L20">
      <style:paragraph-properties fo:margin-top="0cm" fo:margin-bottom="0cm"/>
    </style:style>
    <style:style style:name="P38" style:family="paragraph" style:parent-style-name="Text_20_body" style:list-style-name="L21">
      <style:paragraph-properties fo:margin-top="0cm" fo:margin-bottom="0cm"/>
    </style:style>
    <style:style style:name="P39" style:family="paragraph" style:parent-style-name="Preformatted_20_Text">
      <style:paragraph-properties fo:margin-top="0cm" fo:margin-bottom="0.499cm"/>
    </style:style>
    <style:style style:name="T1" style:family="text">
      <style:text-properties fo:font-size="16pt" style:font-size-asian="16pt" style:font-size-complex="16pt"/>
    </style:style>
    <style:style style:name="T2" style:family="text">
      <style:text-properties fo:font-size="16pt" fo:font-weight="bold" style:font-size-asian="16pt" style:font-weight-asian="bold" style:font-size-complex="16pt" style:font-weight-complex="bol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Ra clss</text:p>
      <text:p text:style-name="Standard"/>
      <text:p text:style-name="Text_20_body">As of LoRaLib v2.0.0, the <text:span text:style-name="Source_20_Text">LoRa</text:span> class only exists as an alias for the class <text:span text:style-name="Source_20_Text">Module</text:span> in the standard constructor. The following two constructors are therefore equally valid.</text:p>
      <text:section text:style-name="Sect1" text:name="wiki-body">
        <text:p text:style-name="Preformatted_20_Text">SX1278 lora = new LoRa;</text:p>
        <text:p text:style-name="P39">SX1278 lora = new Module;</text:p>
        <text:p text:style-name="Text_20_body">This page is called "LoRa Class" merely for convenience sake. Most of the methods described below are implemented in class <text:span text:style-name="Source_20_Text">SX127x</text:span>, which serves as base for all derived classes (<text:span text:style-name="Source_20_Text">SX1278</text:span>, <text:span text:style-name="Source_20_Text">SX1272</text:span> etc.). Some of the methods are also implemented/overridden in the derived classes.</text:p>
        <text:p text:style-name="Text_20_body">See <text:a xlink:type="simple" xlink:href="https://github.com/jgromes/LoRaLib/wiki/Error-Codes" text:style-name="Internet_20_link" text:visited-style-name="Visited_20_Internet_20_Link">Error Codes</text:a> for details on the values the methods return.</text:p>
        <text:p text:style-name="Horizontal_20_Line"/>
        <text:h text:style-name="Heading_20_3" text:outline-level="3"><text:bookmark text:name="user-content-public-member-variables"/>Public member variables</text:h>
        <text:p text:style-name="Horizontal_20_Line"/>
        <text:list xml:id="list4844525701803775258" text:style-name="L1">
          <text:list-item>
            <text:p text:style-name="P23"><text:span text:style-name="Source_20_Text">float dataRate</text:span> Measured data rate of the latest received packet in bits per second. </text:p>
          </text:list-item>
          <text:list-item>
            <text:p text:style-name="P23"><text:span text:style-name="Source_20_Text">int8_t lastPacketRSSI</text:span> Received Signal Strength Indicator (RSSI) of the latest received packet in dBm. </text:p>
          </text:list-item>
          <text:list-item>
            <text:p text:style-name="P2"><text:span text:style-name="Source_20_Text">float lastPacketSNR</text:span> Signal-to-Noise Ratio (SNR) of the latest received packet in dBm. </text:p>
          </text:list-item>
        </text:list>
        <text:p text:style-name="Horizontal_20_Line"/>
        <text:h text:style-name="Heading_20_3" text:outline-level="3"><text:bookmark text:name="user-content-public-member-functions"/>Public member functions</text:h>
        <text:p text:style-name="Horizontal_20_Line"/>
        <text:list xml:id="list7854156919085437374" text:style-name="L2">
          <text:list-item>
            <text:p text:style-name="P24"><text:span text:style-name="Source_20_Text">LoRa(int cs, int int0, int int1)</text:span> The default constructor. </text:p>
            <text:list>
              <text:list-item>
                <text:p text:style-name="P24"><text:span text:style-name="Source_20_Text">int cs</text:span> Chip Select pin of the SPI bus. On LoRenz Rev.B shield, this corresponds to the position selected on NSS header. Can be set to any Arduino digital pin. Default value is 7. </text:p>
              </text:list-item>
              <text:list-item>
                <text:p text:style-name="P24"><text:span text:style-name="Source_20_Text">int dio0</text:span> Digital I/O pin DIO0 of the LoRa module. Used to fetch status of the LoRa module (TxDone and RxTimeout). Can be set to any Arduino digital pin. Default value is 2. </text:p>
              </text:list-item>
              <text:list-item>
                <text:p text:style-name="P3"><text:span text:style-name="Source_20_Text">int dio1</text:span> Digital I/O pin DIO1 of the LoRa module. Used to fetch status of the LoRa module (TxDone and RxTimeout). Can be set to any Arduino digital pin. Default value is 3. </text:p>
              </text:list-item>
            </text:list>
          </text:list-item>
        </text:list>
        <text:p text:style-name="Horizontal_20_Line"/>
        <text:list xml:id="list6441079805107997404" text:style-name="L3">
          <text:list-item>
            <text:p text:style-name="P25"><text:span text:style-name="Source_20_Text">int16_t begin(float freq, float bw, uint8_t sf, uint8_t cr, uint8_t syncWord, int8_t power, uint8_t currentLimit, uint16_t preambleLength, uint8_t gain)</text:span> The initialization method. </text:p>
            <text:list>
              <text:list-item>
                <text:p text:style-name="P25"><text:span text:style-name="Source_20_Text">float freq</text:span> Frequency of the carrier wave in MHz. See <text:a xlink:type="simple" xlink:href="https://github.com/jgromes/LoRaLib/wiki/LoRa-modem-settings" text:style-name="Internet_20_link" text:visited-style-name="Visited_20_Internet_20_Link">Lora modem settings</text:a> for details. Default value is 434.0 MHz. </text:p>
              </text:list-item>
              <text:list-item>
                <text:p text:style-name="P25"><text:span text:style-name="Source_20_Text">float bw</text:span> Bandwidth of the LoRa link in kHz. See <text:a xlink:type="simple" xlink:href="https://github.com/jgromes/LoRaLib/wiki/LoRa-modem-settings" text:style-name="Internet_20_link" text:visited-style-name="Visited_20_Internet_20_Link">Lora modem settings</text:a> for details. Default value is 125.0, other possible values are 500.0, 250.0, 62.5, 41.7`, 31.25, 20.8, 15.6, 10.4 and 7.8. Note that different chips support different bandwidths, see <text:a xlink:type="simple" xlink:href="https://github.com/jgromes/LoRaLib/wiki/Supported-LoRa-modules" text:style-name="Internet_20_link" text:visited-style-name="Visited_20_Internet_20_Link">Supported LoRa modules</text:a> for details. </text:p>
              </text:list-item>
              <text:list-item>
                <text:p text:style-name="P25"><text:soft-page-break/><text:span text:style-name="Source_20_Text">uint8_t sf</text:span> Spreading factor of the LoRa link. See <text:a xlink:type="simple" xlink:href="https://github.com/jgromes/LoRaLib/wiki/LoRa-modem-settings" text:style-name="Internet_20_link" text:visited-style-name="Visited_20_Internet_20_Link">Lora modem settings</text:a> for details. Default value is 9, other possible values are 12, 11, 10, 8, 7 and 6. Note that different chips support different spreading factors, see <text:a xlink:type="simple" xlink:href="https://github.com/jgromes/LoRaLib/wiki/Supported-LoRa-modules" text:style-name="Internet_20_link" text:visited-style-name="Visited_20_Internet_20_Link">Supported LoRa modules</text:a> for details. </text:p>
              </text:list-item>
              <text:list-item>
                <text:p text:style-name="P25"><text:span text:style-name="Source_20_Text">uint8_t cr</text:span> Denominator of coding rate of the LoRa link. See <text:a xlink:type="simple" xlink:href="https://github.com/jgromes/LoRaLib/wiki/LoRa-modem-settings" text:style-name="Internet_20_link" text:visited-style-name="Visited_20_Internet_20_Link">Lora modem settings</text:a> for details. Default value is 7, other possible values are 8, 6 and 5. </text:p>
              </text:list-item>
              <text:list-item>
                <text:p text:style-name="P25"><text:span text:style-name="Source_20_Text">uint8_t syncWord</text:span> LoRa sync word. Can be used to distinguish different networks. Default value is 0x12, value 0x34 is used for LoRaWAN networks. </text:p>
              </text:list-item>
              <text:list-item>
                <text:p text:style-name="P25"><text:span text:style-name="Source_20_Text">int8_t power</text:span> Power output during transmission in dBm. Default value is 17, can be set to any integer in range 2 to 17 dBm. </text:p>
              </text:list-item>
              <text:list-item>
                <text:p text:style-name="P25"><text:span text:style-name="Source_20_Text">uint8_t currentLimit</text:span> Trim value for OCP (over current protection) in mA. Default value is 100, can be set to multiplies of 5 in range 45 to 120 mA and to multiples of 10 in range 120 to 240 mA. Set to 0 to disable OCP (not recommended). </text:p>
              </text:list-item>
              <text:list-item>
                <text:p text:style-name="P25"><text:span text:style-name="Source_20_Text">uint16_t preambleLength</text:span> Length of LoRa transmission preamble in symbols. The actual preamble length is 4.25 symbols longer than the set number. Default value is 8, can be set to any integer in range 6 to 65535. </text:p>
              </text:list-item>
              <text:list-item>
                <text:p text:style-name="P4"><text:span text:style-name="Source_20_Text">uint8_t gain</text:span> Gain of receiver LNA (low-noise amplifier). Default value is 0, can be set to any integer in range 1 to 6 where 1 is the highest gain. Set to 0 to enable automatic gain control (recommended). </text:p>
              </text:list-item>
            </text:list>
          </text:list-item>
        </text:list>
        <text:p text:style-name="Horizontal_20_Line"/>
        <text:list xml:id="list2171089167860075399" text:style-name="L4">
          <text:list-item>
            <text:p text:style-name="P5"><text:span text:style-name="Source_20_Text">int16_t transmit(uint8_t* data, size_t len)</text:span> Method to transmit single packet.</text:p>
            <text:list>
              <text:list-item>
                <text:p text:style-name="P26"><text:span text:style-name="Source_20_Text">uint8_t* data</text:span> Data to be transmitted, in the form of byte array up to 256 bytes long. </text:p>
              </text:list-item>
              <text:list-item>
                <text:p text:style-name="P26"><text:span text:style-name="Source_20_Text">size_t len</text:span> Length of the byte array (i.e. number of bytes to transmit). </text:p>
              </text:list-item>
            </text:list>
          </text:list-item>
          <text:list-item>
            <text:p text:style-name="P5"><text:span text:style-name="Source_20_Text">int16_t transmit(const char* str)</text:span> Overload for string-only transmission.</text:p>
            <text:list>
              <text:list-item>
                <text:p text:style-name="P26"><text:span text:style-name="Source_20_Text">const char* str</text:span> Data to be transmitted, in the form of C-string up to 256 characters long. </text:p>
              </text:list-item>
            </text:list>
          </text:list-item>
          <text:list-item>
            <text:p text:style-name="P5"><text:span text:style-name="Source_20_Text">int16_t transmit(String&amp; str)</text:span> Overload for string-only transmission.</text:p>
            <text:list>
              <text:list-item>
                <text:p text:style-name="P5"><text:span text:style-name="Source_20_Text">String&amp; str</text:span> Data to be transmitted, in the form of Arduino String up to 256 characters long. </text:p>
              </text:list-item>
            </text:list>
          </text:list-item>
        </text:list>
        <text:p text:style-name="Horizontal_20_Line"/>
        <text:list xml:id="list5453073243043899065" text:style-name="L5">
          <text:list-item>
            <text:p text:style-name="P6"><text:span text:style-name="Source_20_Text">int16_t receive(uint8_t* data, size_t len)</text:span> Method to receive single packet. After packet is received (or if the method times out) the LoRa modem is put to standby mode.</text:p>
            <text:list>
              <text:list-item>
                <text:p text:style-name="P27"><text:span text:style-name="Source_20_Text">uint8_t* data</text:span> Byte array to save the received data. </text:p>
              </text:list-item>
              <text:list-item>
                <text:p text:style-name="P27"><text:span text:style-name="Source_20_Text">size_t len</text:span> Length of the byte array (i.e. number of bytes to receive). Has to be non-zero for all transmissions with spreading factor set to 6. </text:p>
              </text:list-item>
            </text:list>
          </text:list-item>
          <text:list-item>
            <text:p text:style-name="P6"><text:span text:style-name="Source_20_Text">int16_t receive(String&amp; str, size_t len)</text:span> Overload for string-only packets.</text:p>
            <text:list>
              <text:list-item>
                <text:p text:style-name="P27"><text:span text:style-name="Source_20_Text">String&amp; str</text:span> Arduino String to save the transmitted data. </text:p>
              </text:list-item>
              <text:list-item>
                <text:p text:style-name="P6"><text:span text:style-name="Source_20_Text">size_t len</text:span> Length of the string. Has to be non-zero for all transmissions with spreading factor set to 6. For all other spreading factor values can be left 0 (default value). </text:p>
              </text:list-item>
            </text:list>
          </text:list-item>
        </text:list>
        <text:p text:style-name="Horizontal_20_Line"/>
        <text:list xml:id="list3901188198485300885" text:style-name="L6">
          <text:list-item>
            <text:p text:style-name="P7"><text:soft-page-break/><text:span text:style-name="Source_20_Text">int16_t listen()</text:span> Method to start listening on LoRa packets. Unlike <text:span text:style-name="Source_20_Text">receive()</text:span>, this method does not put the modem into standby mode after receoption and will never time out. Using this method requires interrupts. Modem will stay in this mode until user changes the mode by calling <text:span text:style-name="Source_20_Text">standby()</text:span>, <text:span text:style-name="Source_20_Text">sleep()</text:span>, <text:span text:style-name="Source_20_Text">scanChannel()</text:span> etc. </text:p>
          </text:list-item>
        </text:list>
        <text:p text:style-name="Horizontal_20_Line"/>
        <text:list xml:id="list6796561271102296111" text:style-name="L7">
          <text:list-item>
            <text:p text:style-name="P8"><text:span text:style-name="Source_20_Text">void onReceive(void (*func)(void))</text:span> Method to set the function that will be called when new packet is received with <text:span text:style-name="Source_20_Text">listen()</text:span> method. </text:p>
          </text:list-item>
        </text:list>
        <text:p text:style-name="Horizontal_20_Line"/>
        <text:list xml:id="list7196166983524456071" text:style-name="L8">
          <text:list-item>
            <text:p text:style-name="P9"><text:span text:style-name="Source_20_Text">int16_t readData(uint8_t* data, size_t len)</text:span> Method to read packet data when new packet is received with <text:span text:style-name="Source_20_Text">listen()</text:span> method. This method must be called inside the user function provided in <text:span text:style-name="Source_20_Text">onReceive()</text:span>.</text:p>
            <text:list>
              <text:list-item>
                <text:p text:style-name="P28"><text:span text:style-name="Source_20_Text">uint8_t* data</text:span> Byte array to save the received data. </text:p>
              </text:list-item>
              <text:list-item>
                <text:p text:style-name="P28"><text:span text:style-name="Source_20_Text">size_t len</text:span> Length of the byte array (i.e. number of bytes to receive). Has to be non-zero for all transmissions with spreading factor set to 6. </text:p>
              </text:list-item>
            </text:list>
          </text:list-item>
          <text:list-item>
            <text:p text:style-name="P9"><text:span text:style-name="Source_20_Text">int16_t readData(String&amp; str, size_t len)</text:span> Overload for string-only packets.</text:p>
            <text:list>
              <text:list-item>
                <text:p text:style-name="P28"><text:span text:style-name="Source_20_Text">String&amp; str</text:span> Arduino String to save the transmitted data. </text:p>
              </text:list-item>
              <text:list-item>
                <text:p text:style-name="P9"><text:span text:style-name="Source_20_Text">size_t len</text:span> Length of the string. Has to be non-zero for all transmissions with spreading factor set to 6. For all other spreading factor values can be left 0 (default value). </text:p>
              </text:list-item>
            </text:list>
          </text:list-item>
        </text:list>
        <text:p text:style-name="Horizontal_20_Line"/>
        <text:list xml:id="list2856408977348931197" text:style-name="L9">
          <text:list-item>
            <text:p text:style-name="P10"><text:span text:style-name="Source_20_Text">int16_t scanChannel()</text:span> Method to perform channel activity detection (CAD). The LoRa module will scan a channel according to its current settings (carrier frequency and bandwidth) and listen for any LoRa preambles. If no preamble is detected within a timeout period, it can be assumed that no LoRa transmission is currently underway. </text:p>
          </text:list-item>
        </text:list>
        <text:p text:style-name="Horizontal_20_Line"/>
        <text:list xml:id="list9025973314473820222" text:style-name="L10">
          <text:list-item>
            <text:p text:style-name="P11"><text:span text:style-name="Source_20_Text">int16_t sleep(void)</text:span> Method to set the LoRa module to sleep, reducing power consumption. </text:p>
          </text:list-item>
        </text:list>
        <text:p text:style-name="Horizontal_20_Line"/>
        <text:list xml:id="list5225689705362723618" text:style-name="L11">
          <text:list-item>
            <text:p text:style-name="P12"><text:span text:style-name="Source_20_Text">int16_t standby(void)</text:span> Method to set the LoRa module to stand-by. It is not necessary to call this function before transmitting or receiving data, as the module will be woken up by the library automatically. </text:p>
          </text:list-item>
        </text:list>
        <text:p text:style-name="Horizontal_20_Line"/>
        <text:list xml:id="list5985805727828869945" text:style-name="L12">
          <text:list-item>
            <text:p text:style-name="P29"><text:span text:style-name="Source_20_Text">int16_t setBandwidth(float bw)</text:span> Method to manually set bandwidth. </text:p>
            <text:list>
              <text:list-item>
                <text:p text:style-name="P13"><text:span text:style-name="Source_20_Text">float bw</text:span> Bandwidth to be set (in kHz). </text:p>
              </text:list-item>
            </text:list>
          </text:list-item>
        </text:list>
        <text:p text:style-name="Horizontal_20_Line"/>
        <text:list xml:id="list598667545421993805" text:style-name="L13">
          <text:list-item>
            <text:p text:style-name="P30"><text:span text:style-name="Source_20_Text">int16_t setSpreadingFactor(uint8_t sf)</text:span> Method to manually set spreading factor. </text:p>
            <text:list>
              <text:list-item>
                <text:p text:style-name="P14"><text:span text:style-name="Source_20_Text">uint8_t sf</text:span> Spreading factor to be set. </text:p>
              </text:list-item>
            </text:list>
          </text:list-item>
        </text:list>
        <text:p text:style-name="Horizontal_20_Line"/>
        <text:list xml:id="list2442892328764281396" text:style-name="L14">
          <text:list-item>
            <text:p text:style-name="P31"><text:soft-page-break/><text:span text:style-name="Source_20_Text">int16_t setCodingRate(uint8_t cr)</text:span> Method to manually set coding rate. </text:p>
            <text:list>
              <text:list-item>
                <text:p text:style-name="P15"><text:span text:style-name="Source_20_Text">uint8_t cr</text:span> Coding rate to be set. </text:p>
              </text:list-item>
            </text:list>
          </text:list-item>
        </text:list>
        <text:p text:style-name="Horizontal_20_Line"/>
        <text:list xml:id="list8988234859230336867" text:style-name="L15">
          <text:list-item>
            <text:p text:style-name="P32"><text:span text:style-name="Source_20_Text">int16_t setFrequency(float freq)</text:span> Method to manually set carrier frequency. </text:p>
            <text:list>
              <text:list-item>
                <text:p text:style-name="P16"><text:span text:style-name="Source_20_Text">float freq</text:span> Frequency to be set (in MHz). </text:p>
              </text:list-item>
            </text:list>
          </text:list-item>
        </text:list>
        <text:p text:style-name="Horizontal_20_Line"/>
        <text:list xml:id="list7647764691689637344" text:style-name="L16">
          <text:list-item>
            <text:p text:style-name="P33"><text:span text:style-name="Source_20_Text">int16_t setSyncWord(uint8_t syncWord)</text:span> Method to manually set LoRa sync word. </text:p>
            <text:list>
              <text:list-item>
                <text:p text:style-name="P17"><text:span text:style-name="Source_20_Text">uint8_t syncWord</text:span> Sync word to be set. </text:p>
              </text:list-item>
            </text:list>
          </text:list-item>
        </text:list>
        <text:p text:style-name="Horizontal_20_Line"/>
        <text:list xml:id="list425091869004472626" text:style-name="L17">
          <text:list-item>
            <text:p text:style-name="P34"><text:span text:style-name="Source_20_Text">int16_t setOutputPower(int8_t power)</text:span> Method to manually set power level during transmission. Allowed values range from 2 to 17 dBm. </text:p>
            <text:list>
              <text:list-item>
                <text:p text:style-name="P18"><text:span text:style-name="Source_20_Text">int8_t power</text:span> Power to be set (in dBm). </text:p>
              </text:list-item>
            </text:list>
          </text:list-item>
        </text:list>
        <text:p text:style-name="Horizontal_20_Line"/>
        <text:list xml:id="list1491889266226165773" text:style-name="L18">
          <text:list-item>
            <text:p text:style-name="P35"><text:span text:style-name="Source_20_Text">int16_t setCurrentLimit(uint8_t currentLimit)</text:span> Method to manually set current limit for over current protection at transmitter amplifier. Allowde values range from 45 to 120 mA in 5 mA steps and 120 to 240 mA in 10 mA steps. </text:p>
            <text:list>
              <text:list-item>
                <text:p text:style-name="P19"><text:span text:style-name="Source_20_Text">uint8_t currentLimit</text:span> Current limit to be set (in mA). </text:p>
              </text:list-item>
            </text:list>
          </text:list-item>
        </text:list>
        <text:p text:style-name="Horizontal_20_Line"/>
        <text:list xml:id="list3801399757252901283" text:style-name="L19">
          <text:list-item>
            <text:p text:style-name="P36"><text:span text:style-name="Source_20_Text">int16_t setPreambleLength(uint16_t preambleLength)</text:span> Method to manually set preamble length. Allowed values range from 6 to 65535. </text:p>
            <text:list>
              <text:list-item>
                <text:p text:style-name="P20"><text:span text:style-name="Source_20_Text">uint16_t preambleLength</text:span> Preamble length to be set (in symbols). </text:p>
              </text:list-item>
            </text:list>
          </text:list-item>
        </text:list>
        <text:p text:style-name="Horizontal_20_Line"/>
        <text:list xml:id="list8328779938850151387" text:style-name="L20">
          <text:list-item>
            <text:p text:style-name="P37"><text:span text:style-name="Source_20_Text">int16_t setGain(uint8_t gain)</text:span> Method to manually set receiver amplifier gain. Allowed values range from 0 to 6. Set to 0 to enable autmatic gain control (recommende). </text:p>
            <text:list>
              <text:list-item>
                <text:p text:style-name="P21"><text:span text:style-name="Source_20_Text">uint8_t gain</text:span> Gain to be set. Value 1 is maximum gain, value 6 is minimum gain. </text:p>
              </text:list-item>
            </text:list>
          </text:list-item>
        </text:list>
      </text:section>
      <text:p text:style-name="Standard"/>
      <text:p text:style-name="Standard"/>
      <text:p text:style-name="Standard"/>
      <text:p text:style-name="Standard"/>
      <text:p text:style-name="Standard"/>
      <text:p text:style-name="Standard"/>
      <text:p text:style-name="Standard"/>
      <text:p text:style-name="Standard"><text:span text:style-name="T2">Error codes</text:span> </text:p>
      <text:p text:style-name="Standard"/>
      <text:p text:style-name="Standard"/>
      <text:p text:style-name="Text_20_body"><text:bookmark text:name="wiki-body"/>All methods in the library return status codes in the form of signed 16-bit integer. The following list sums up all the currently implemented return codes and shows their values, aliases and brief description.</text:p>
      <text:section text:style-name="Sect1" text:name="Sezione1">
        <text:list xml:id="list7370315077739109442" text:style-name="L21">
          <text:list-item>
            <text:p text:style-name="P38"><text:span text:style-name="Strong_20_Emphasis">0</text:span> = <text:span text:style-name="Source_20_Text">ERR_NONE</text:span><text:line-break/>The method executed successfully. </text:p>
          </text:list-item>
          <text:list-item>
            <text:p text:style-name="P38"><text:soft-page-break/><text:span text:style-name="Strong_20_Emphasis">-1</text:span> = <text:span text:style-name="Source_20_Text">ERR_UNKNOWN</text:span><text:line-break/>There was an unexpected, unknown error. If you see this, something went incredibly wrong. Your Arduino may be possesed, contact your local excorcist to resolve this error. </text:p>
          </text:list-item>
          <text:list-item>
            <text:p text:style-name="P38"><text:span text:style-name="Strong_20_Emphasis">-2</text:span> = <text:span text:style-name="Source_20_Text">ERR_CHIP_NOT_FOUND</text:span><text:line-break/>SX127x chip was not found during initialization. This can be caused by specifying wrong chip type in the constructor (i.e. calling SX1272 contructor for SX1278 chip) or by a fault in your wiring (incorrect slave select pin). </text:p>
          </text:list-item>
          <text:list-item>
            <text:p text:style-name="P38"><text:span text:style-name="Strong_20_Emphasis">-3</text:span> = <text:span text:style-name="Source_20_Text">ERR_EEPROM_NOT_INITIALIZED</text:span><text:line-break/>Deprecated. </text:p>
          </text:list-item>
          <text:list-item>
            <text:p text:style-name="P38"><text:span text:style-name="Strong_20_Emphasis">-4</text:span> = <text:span text:style-name="Source_20_Text">ERR_PACKET_TOO_LONG</text:span><text:line-break/>Packet supplied to transmission methods was longer than 256 bytes. SX127x chips can not send more than 265 bytes in a single LoRa transmission. </text:p>
          </text:list-item>
          <text:list-item>
            <text:p text:style-name="P38"><text:span text:style-name="Strong_20_Emphasis">-5</text:span> = <text:span text:style-name="Source_20_Text">ERR_TX_TIMEOUT</text:span><text:line-break/>Timed out waiting for TxDone signal from SX127x. This error can be caused by faulty wiring (unreliable connection at DIO0). </text:p>
          </text:list-item>
          <text:list-item>
            <text:p text:style-name="P38"><text:span text:style-name="Strong_20_Emphasis">-6</text:span> = <text:span text:style-name="Source_20_Text">ERR_RX_TIMEOUT</text:span><text:line-break/>No packet arrived with a given timeframe. </text:p>
          </text:list-item>
          <text:list-item>
            <text:p text:style-name="P38"><text:span text:style-name="Strong_20_Emphasis">-7</text:span> = <text:span text:style-name="Source_20_Text">ERR_CRC_MISMATCH</text:span><text:line-break/>The calculated and expected CRCs of received packet do not match. This means that the packet was damged during transmission and should sent again. </text:p>
          </text:list-item>
          <text:list-item>
            <text:p text:style-name="P38"><text:span text:style-name="Strong_20_Emphasis">-8</text:span> = <text:span text:style-name="Source_20_Text">ERR_INVALID_BANDWIDTH</text:span><text:line-break/>The supplied badwidth value is invalid for this module. See <text:a xlink:type="simple" xlink:href="https://github.com/jgromes/LoRaLib/wiki/Supported-LoRa-modules" text:style-name="Internet_20_link" text:visited-style-name="Visited_20_Internet_20_Link">Supported LoRa Modules</text:a> for details. </text:p>
          </text:list-item>
          <text:list-item>
            <text:p text:style-name="P38"><text:span text:style-name="Strong_20_Emphasis">-9</text:span> = <text:span text:style-name="Source_20_Text">ERR_INVALID_SPREADING_FACTOR</text:span><text:line-break/>The supplied spreading factor value is invalid for this module. See <text:a xlink:type="simple" xlink:href="https://github.com/jgromes/LoRaLib/wiki/Supported-LoRa-modules" text:style-name="Internet_20_link" text:visited-style-name="Visited_20_Internet_20_Link">Supported LoRa Modules</text:a> for details. </text:p>
          </text:list-item>
          <text:list-item>
            <text:p text:style-name="P38"><text:span text:style-name="Strong_20_Emphasis">-10</text:span> = <text:span text:style-name="Source_20_Text">ERR_INVALID_CODING_RATE</text:span><text:line-break/>The supplied coding rate value is invalid. </text:p>
          </text:list-item>
          <text:list-item>
            <text:p text:style-name="P38"><text:span text:style-name="Strong_20_Emphasis">-11</text:span> = <text:span text:style-name="Source_20_Text">ERR_INVALID_BIT_RANGE</text:span><text:line-break/>Internal only. </text:p>
          </text:list-item>
          <text:list-item>
            <text:p text:style-name="P38"><text:span text:style-name="Strong_20_Emphasis">-12</text:span> = <text:span text:style-name="Source_20_Text">ERR_INVALID_FREQUENCY</text:span><text:line-break/>The supplied frequency value is invalid for this module. See <text:a xlink:type="simple" xlink:href="https://github.com/jgromes/LoRaLib/wiki/Supported-LoRa-modules" text:style-name="Internet_20_link" text:visited-style-name="Visited_20_Internet_20_Link">Supported LoRa Modules</text:a> for details. </text:p>
          </text:list-item>
          <text:list-item>
            <text:p text:style-name="P38"><text:span text:style-name="Strong_20_Emphasis">-13</text:span> = <text:span text:style-name="Source_20_Text">ERR_INVALID_OUTPUT_POWER</text:span><text:line-break/>The supplied output power is invalid. </text:p>
          </text:list-item>
          <text:list-item>
            <text:p text:style-name="P38"><text:span text:style-name="Strong_20_Emphasis">-14</text:span> = <text:span text:style-name="Source_20_Text">PREAMBLE_DETECTED</text:span><text:line-break/>LoRa preamble was detected during channel activity detection. This means that there is some LoRa device currently transmitting in your channel. </text:p>
          </text:list-item>
          <text:list-item>
            <text:p text:style-name="P38"><text:span text:style-name="Strong_20_Emphasis">-15</text:span> = <text:span text:style-name="Source_20_Text">CHANNEL_FREE</text:span><text:line-break/>No LoRa preambles were detected during channel activity detection. Your channel is free. </text:p>
          </text:list-item>
          <text:list-item>
            <text:p text:style-name="P38"><text:span text:style-name="Strong_20_Emphasis">-16</text:span> = <text:span text:style-name="Source_20_Text">ERR_SPI_WRITE_FAILED</text:span><text:line-break/>Real value in SPI register does not match the expected one. This can be caused by faulty SPI wiring. </text:p>
          </text:list-item>
          <text:list-item>
            <text:p text:style-name="P38"><text:span text:style-name="Strong_20_Emphasis">-17</text:span> = <text:span text:style-name="Source_20_Text">ERR_INVALID_CURRENT_LIMIT</text:span><text:line-break/>The supplied current limit value is invalid. </text:p>
          </text:list-item>
          <text:list-item>
            <text:p text:style-name="P38"><text:span text:style-name="Strong_20_Emphasis">-18</text:span> = <text:span text:style-name="Source_20_Text">ERR_INVALID_PREAMBLE_LENGTH</text:span><text:line-break/>The supplied preamble length is invalid. </text:p>
          </text:list-item>
          <text:list-item>
            <text:p text:style-name="P22"><text:span text:style-name="Strong_20_Emphasis">-19</text:span> = <text:span text:style-name="Source_20_Text">ERR_INVALID_GAIN</text:span><text:line-break/>The supplied gain value is invalid. </text:p>
          </text:list-item>
        </text:list>
      </text:section>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M9S</meta:editing-duration>
    <meta:editing-cycles>3</meta:editing-cycles>
    <meta:generator>OpenOffice/4.1.3$Win32 OpenOffice.org_project/413m1$Build-9783</meta:generator>
    <dc:date>2018-07-31T20:34:35.41</dc:date>
    <meta:document-statistic meta:table-count="0" meta:image-count="0" meta:object-count="0" meta:page-count="6" meta:paragraph-count="89" meta:word-count="1733" meta:character-count="10383"/>
    <dc:creator>Enrico Malacrida</dc:creator>
    <meta:user-defined meta:name="Info 1"/>
    <meta:user-defined meta:name="Info 2"/>
    <meta:user-defined meta:name="Info 3"/>
    <meta:user-defined meta:name="Info 4"/>
  </office:meta>
</office:document-meta>
</file>